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style:font-name="Arial1" fo:font-size="10pt" fo:language="it" fo:country="IT" style:font-name-asian="Arial1" style:font-size-asian="10pt" style:font-name-complex="Arial1" style:font-size-complex="10pt"/>
    </style:style>
    <style:style style:name="P2" style:family="paragraph" style:parent-style-name="Standard">
      <style:paragraph-properties style:text-autospace="none"/>
      <style:text-properties style:font-name="Arial1" fo:font-size="10pt" fo:language="it" fo:country="IT" fo:font-style="italic" style:font-name-asian="Arial1" style:font-size-asian="10pt" style:font-style-asian="italic" style:font-name-complex="Arial1" style:font-size-complex="10pt" style:font-style-complex="italic"/>
    </style:style>
    <style:style style:name="P3" style:family="paragraph" style:parent-style-name="Standard">
      <style:paragraph-properties style:text-autospace="none"/>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P4" style:family="paragraph" style:parent-style-name="Standard">
      <style:paragraph-properties style:text-autospace="none"/>
      <style:text-properties style:font-name="Arial1" fo:font-size="10pt" fo:language="en" fo:country="US" style:font-name-asian="Arial1" style:font-size-asian="10pt" style:font-name-complex="Arial1" style:font-size-complex="10pt"/>
    </style:style>
    <style:style style:name="P5" style:family="paragraph" style:parent-style-name="Standard">
      <style:paragraph-properties style:text-autospace="none"/>
      <style:text-properties style:font-name="Arial1" fo:font-size="15pt" fo:language="it" fo:country="IT" style:font-name-asian="Arial1" style:font-size-asian="15pt" style:font-name-complex="Arial1" style:font-size-complex="15pt"/>
    </style:style>
    <style:style style:name="P6" style:family="paragraph" style:parent-style-name="Standard">
      <style:paragraph-properties style:text-autospace="none"/>
      <style:text-properties style:font-name="Arial1" fo:font-size="14pt" fo:language="en" fo:country="US" style:font-name-asian="Arial1" style:font-size-asian="14pt" style:font-name-complex="Arial1" style:font-size-complex="14pt"/>
    </style:style>
    <style:style style:name="P7" style:family="paragraph" style:parent-style-name="Standard">
      <style:paragraph-properties style:text-autospace="none"/>
      <style:text-properties style:font-name="Arial1" fo:font-size="14pt" fo:language="en" fo:country="US" fo:font-weight="normal" style:font-name-asian="Arial1" style:font-size-asian="14pt" style:font-weight-asian="normal" style:font-name-complex="Arial1" style:font-size-complex="14pt" style:font-weight-complex="normal"/>
    </style:style>
    <style:style style:name="P8" style:family="paragraph" style:parent-style-name="Standard">
      <style:paragraph-properties style:text-autospace="none"/>
      <style:text-properties style:font-name="Arial1" fo:font-size="14pt" fo:language="it" fo:country="IT" fo:font-weight="bold" style:font-name-asian="Arial1" style:font-size-asian="14pt" style:font-weight-asian="bold" style:font-name-complex="Arial1" style:font-size-complex="14pt" style:font-weight-complex="bold"/>
    </style:style>
    <style:style style:name="P9" style:family="paragraph" style:parent-style-name="Standard">
      <style:paragraph-properties style:text-autospace="non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L1">
      <style:paragraph-properties style:text-autospace="none"/>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P13" style:family="paragraph" style:parent-style-name="Standard" style:list-style-name="L1">
      <style:paragraph-properties style:text-autospace="none"/>
      <style:text-properties style:font-name="Arial1" fo:font-size="10pt" fo:language="it" fo:country="I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4" style:family="paragraph" style:parent-style-name="Standard" style:list-style-name="L3">
      <style:paragraph-properties style:text-autospace="none"/>
      <style:text-properties style:font-name="Arial1" fo:font-size="10pt" fo:language="it" fo:country="IT" style:font-name-asian="Arial1" style:font-size-asian="10pt" style:font-name-complex="Arial1" style:font-size-complex="10pt"/>
    </style:style>
    <style:style style:name="P15" style:family="paragraph" style:parent-style-name="Standard" style:list-style-name="L3">
      <style:paragraph-properties style:text-autospace="none"/>
      <style:text-properties style:font-name="Arial1" fo:font-size="10pt" fo:language="en" fo:country="US" style:font-name-asian="Arial1" style:font-size-asian="10pt" style:font-name-complex="Arial1" style:font-size-complex="10pt"/>
    </style:style>
    <style:style style:name="P16" style:family="paragraph" style:parent-style-name="Standard" style:list-style-name="L4">
      <style:paragraph-properties style:text-autospace="none"/>
      <style:text-properties style:font-name="Arial1" fo:font-size="10pt" fo:language="en" fo:country="US" style:font-name-asian="Arial1" style:font-size-asian="10pt" style:font-name-complex="Arial1" style:font-size-complex="10pt"/>
    </style:style>
    <style:style style:name="P17" style:family="paragraph" style:parent-style-name="Standard" style:list-style-name="L5">
      <style:paragraph-properties style:text-autospace="none"/>
      <style:text-properties style:font-name="Arial1" fo:font-size="10pt" fo:language="en" fo:country="US" style:font-name-asian="Arial1" style:font-size-asian="10pt" style:font-name-complex="Arial1" style:font-size-complex="10pt"/>
    </style:style>
    <style:style style:name="P18" style:family="paragraph" style:parent-style-name="Standard" style:list-style-name="L6">
      <style:paragraph-properties style:text-autospace="none"/>
      <style:text-properties style:font-name="Arial1" fo:font-size="10pt" fo:language="en" fo:country="US" style:font-name-asian="Arial1" style:font-size-asian="10pt" style:font-name-complex="Arial1" style:font-size-complex="10pt"/>
    </style:style>
    <style:style style:name="P19" style:family="paragraph" style:parent-style-name="Standard" style:list-style-name="L7">
      <style:paragraph-properties style:text-autospace="none"/>
      <style:text-properties style:font-name="Arial1" fo:font-size="10pt" fo:language="en" fo:country="US" style:font-name-asian="Arial1" style:font-size-asian="10pt" style:font-name-complex="Arial1" style:font-size-complex="10pt"/>
    </style:style>
    <style:style style:name="P20" style:family="paragraph" style:parent-style-name="Standard" style:list-style-name="L8">
      <style:paragraph-properties style:text-autospace="none"/>
      <style:text-properties style:font-name="Arial1" fo:font-size="10pt" fo:language="en" fo:country="US" style:font-name-asian="Arial1" style:font-size-asian="10pt" style:font-name-complex="Arial1" style:font-size-complex="10pt"/>
    </style:style>
    <style:style style:name="P21" style:family="paragraph" style:parent-style-name="Standard" style:list-style-name="L9">
      <style:paragraph-properties style:text-autospace="none"/>
      <style:text-properties style:font-name="Arial1" fo:font-size="10pt" fo:language="en" fo:country="US" style:font-name-asian="Arial1" style:font-size-asian="10pt" style:font-name-complex="Arial1" style:font-size-complex="10pt"/>
    </style:style>
    <style:style style:name="P22" style:family="paragraph" style:parent-style-name="Standard">
      <style:paragraph-properties style:text-autospace="none"/>
      <style:text-properties style:font-name="Arial1" fo:font-size="10pt" fo:language="en" fo:country="US" style:font-name-asian="Arial1" style:font-size-asian="10pt" style:font-name-complex="Arial1" style:font-size-complex="10pt"/>
    </style:style>
    <style:style style:name="P23" style:family="paragraph" style:parent-style-name="Standard">
      <style:paragraph-properties style:text-autospace="none"/>
      <style:text-properties style:font-name="Arial1" fo:font-size="14pt" fo:language="en" fo:country="US" style:font-name-asian="Arial1" style:font-size-asian="14pt" style:font-name-complex="Arial1" style:font-size-complex="14pt"/>
    </style:style>
    <style:style style:name="P24" style:family="paragraph" style:parent-style-name="Standard">
      <style:paragraph-properties fo:text-align="center" style:justify-single-word="false" style:text-autospace="none"/>
      <style:text-properties style:font-name="Arial1" fo:font-size="18pt" fo:language="it" fo:country="IT" style:font-name-asian="Arial1" style:font-size-asian="18pt" style:font-name-complex="Arial1" style:font-size-complex="18pt"/>
    </style:style>
    <style:style style:name="P25" style:family="paragraph" style:parent-style-name="Standard" style:list-style-name="L1">
      <style:paragraph-properties style:text-autospace="none"/>
      <style:text-properties fo:font-style="italic" style:font-style-asian="italic" style:font-style-complex="italic"/>
    </style:style>
    <style:style style:name="P26" style:family="paragraph" style:parent-style-name="Standard" style:list-style-name="L2">
      <style:paragraph-properties style:text-autospace="none"/>
    </style:style>
    <style:style style:name="P27" style:family="paragraph" style:parent-style-name="Standard" style:list-style-name="L4">
      <style:paragraph-properties style:text-autospace="none"/>
    </style:style>
    <style:style style:name="P28" style:family="paragraph" style:parent-style-name="Standard" style:list-style-name="L5">
      <style:paragraph-properties style:text-autospace="none"/>
    </style:style>
    <style:style style:name="P29" style:family="paragraph" style:parent-style-name="Standard" style:list-style-name="L6">
      <style:paragraph-properties style:text-autospace="none"/>
    </style:style>
    <style:style style:name="P30" style:family="paragraph" style:parent-style-name="Standard" style:list-style-name="L8">
      <style:paragraph-properties style:text-autospace="none"/>
    </style:style>
    <style:style style:name="P31" style:family="paragraph" style:parent-style-name="Standard" style:list-style-name="L10">
      <style:paragraph-properties style:text-autospace="none"/>
    </style:style>
    <style:style style:name="P32" style:family="paragraph" style:parent-style-name="Standard" style:list-style-name="L4">
      <style:paragraph-properties fo:margin-left="0.4925in" fo:margin-right="0in" fo:text-indent="-0.25in" style:auto-text-indent="false" style:text-autospace="none"/>
      <style:text-properties style:font-name="Arial1" fo:font-size="10pt" fo:language="en" fo:country="US" style:font-name-asian="Arial1" style:font-size-asian="10pt" style:font-name-complex="Arial1" style:font-size-complex="10pt"/>
    </style:style>
    <style:style style:name="P33" style:family="paragraph" style:parent-style-name="Standard" style:list-style-name="L4">
      <style:paragraph-properties fo:margin-left="0.9846in" fo:margin-right="0in" fo:text-indent="-0.25in" style:auto-text-indent="false" style:text-autospace="none"/>
      <style:text-properties style:font-name="Arial1" fo:font-size="10pt" fo:language="en" fo:country="US" style:font-name-asian="Arial1" style:font-size-asian="10pt" style:font-name-complex="Arial1" style:font-size-complex="10pt"/>
    </style:style>
    <style:style style:name="P34" style:family="paragraph" style:parent-style-name="Contents_20_Heading">
      <style:text-properties style:font-name="Arial1" fo:font-size="10pt" fo:language="it" fo:country="IT" style:font-name-asian="Arial1" style:font-size-asian="10pt" style:font-name-complex="Arial1" style:font-size-complex="10pt"/>
    </style:style>
    <style:style style:name="T1" style:family="text">
      <style:text-properties style:font-name="Arial1" fo:font-size="10pt" fo:language="en" fo:country="US" style:font-name-asian="Arial1" style:font-size-asian="10pt" style:font-name-complex="Arial1" style:font-size-complex="10pt"/>
    </style:style>
    <style:style style:name="T2" style:family="text">
      <style:text-properties style:font-name="Arial1" fo:font-size="10pt" fo:language="en" fo:country="US" fo:font-style="italic" style:font-name-asian="Arial1" style:font-size-asian="10pt" style:font-style-asian="italic" style:font-name-complex="Arial1" style:font-size-complex="10pt" style:font-style-complex="italic"/>
    </style:style>
    <style:style style:name="T3" style:family="text">
      <style:text-properties style:font-name="Arial1" fo:font-size="10pt" fo:language="en" fo:country="US" fo:font-weight="bold" style:font-name-asian="Arial1" style:font-size-asian="10pt" style:font-weight-asian="bold" style:font-name-complex="Arial1" style:font-size-complex="10pt" style:font-weight-complex="bold"/>
    </style:style>
    <style:style style:name="T4" style:family="text">
      <style:text-properties style:font-name="Arial1" fo:font-size="10pt" fo:language="it" fo:country="IT" style:font-name-asian="Arial1" style:font-size-asian="10pt" style:font-name-complex="Arial1" style:font-size-complex="10pt"/>
    </style:style>
    <style:style style:name="T5" style:family="text">
      <style:text-properties style:font-name="Arial1" fo:font-size="10pt" fo:language="it" fo:country="IT" fo:font-weight="bold" style:font-name-asian="Arial1" style:font-size-asian="10pt" style:font-weight-asian="bold" style:font-name-complex="Arial1" style:font-size-complex="10pt" style:font-weight-complex="bold"/>
    </style:style>
    <style:style style:name="T6" style:family="text">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T7" style:family="text">
      <style:text-properties style:font-name="Arial1" fo:font-size="10pt" fo:language="it" fo:country="IT" fo:font-style="normal" fo:font-weight="bold" style:font-name-asian="Arial1" style:font-size-asian="10pt" style:font-style-asian="normal" style:font-weight-asian="bold" style:font-name-complex="Arial1" style:font-size-complex="10pt" style:font-style-complex="normal" style:font-weight-complex="bold"/>
    </style:style>
    <style:style style:name="T8" style:family="text">
      <style:text-properties style:font-name="Arial1" fo:font-size="10pt" fo:language="it" fo:country="I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9" style:family="text">
      <style:text-properties fo:font-style="italic"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ize="14pt" style:font-size-asian="14pt" style:font-size-complex="14pt"/>
    </style:style>
    <style:style style:name="T13" style:family="text">
      <style:text-properties fo:font-size="10pt" style:font-size-asian="10pt" style:font-weight-asian="bold" style:font-size-complex="10pt"/>
    </style:style>
    <style:style style:name="T14" style:family="text">
      <style:text-properties style:font-weight-asian="bold"/>
    </style:style>
    <style:style style:name="T1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1">Definizione dell'xml schema per la gestione di "action"</text:span></text:p>
      <text:p text:style-name="P24"/>
      <text:p text:style-name="P1"/>
      <text:p text:style-name="P8">1. <text:toc-mark text:string-value="Obbiettivo del documento" text:outline-level="1"/>Obbiettivo del documento</text:p>
      <text:p text:style-name="P1"/>
      <text:p text:style-name="P1">Il documento specifica le entità presenti in un file xml di definizione “action”. Una “action” è una sequenza di passi che un utente deve seguire per portare a termine un determinato compito. Le action possono richiedere l'inserimento di alcuni dati inerenti ad una visita (per esempio) oppure possono essere semplicemente descrittive. </text:p>
      <text:p text:style-name="P1">L'insieme di passi per una action viene definito da un amministratore. Tale action viene poi espressa tramite un file xml con cui l'applicazione client genererà l'interfaccia gtafica corrispondente. Lo stesso file di generazione viene poi usato per tornare i risultati al server. Fare riferimento al documento “Protocollo di generazione “action” e scambio dati” per ulteriori dettagli.</text:p>
      <text:p text:style-name="P1">Di seguito vengono fornite le specifiche delle entità di un file xml per la gestione di “action”.</text:p>
      <text:p text:style-name="P1"/>
      <text:p text:style-name="P8"><text:toc-mark-start text:id="IMark125084824" text:outline-level="1"/>2. Come leggere il documento<text:toc-mark-end text:id="IMark125084824"/></text:p>
      <text:p text:style-name="P8"/>
      <text:p text:style-name="P3">Il documento presenta la specifica delle singole entità ammesse dal protocollo. Ogni entità è specificata tramite:</text:p>
      <text:list xml:id="list28369315" text:style-name="L1">
        <text:list-item>
          <text:p text:style-name="P12">Descrizione della funzione dell'entità</text:p>
        </text:list-item>
        <text:list-item>
          <text:p text:style-name="P12">Attributi, ognuno dei quali viene descritto come:</text:p>
          <text:list>
            <text:list-item>
              <text:p text:style-name="P25"><text:span text:style-name="T6">TIPO </text:span><text:span text:style-name="T7">nome </text:span><text:span text:style-name="T8">: ruolo</text:span></text:p>
              <text:p text:style-name="P13">Il TIPO può essere uno dei tipi primitivi INTERO, STRINGA, BOOLEANO, FLOAT oppure un'espressione regolare</text:p>
            </text:list-item>
          </text:list>
        </text:list-item>
        <text:list-item>
          <text:p text:style-name="P13">Figli: i possibili figli diretti che può avere l'entità</text:p>
        </text:list-item>
        <text:list-item>
          <text:p text:style-name="P13">Padri: i possibili padri diretti che può avere l'entità</text:p>
        </text:list-item>
      </text:list>
      <text:p text:style-name="P1"/>
      <text:p text:style-name="P8"><text:toc-mark-start text:id="IMark125084824" text:outline-level="1"/>3. Specifica delle entità<text:toc-mark-end text:id="IMark125084824"/></text:p>
      <text:p text:style-name="P1"/>
      <text:p text:style-name="P2"><text:span text:style-name="T11">Premessa</text:span>: ogni entità prevede, in aggiunta a tutti gli altri, il seguente attributo:</text:p>
      <text:list xml:id="list28365000" text:style-name="L2">
        <text:list-item>
          <text:p text:style-name="P26"><text:span text:style-name="T4">STRINGA </text:span><text:span text:style-name="T5">id </text:span><text:span text:style-name="T6">: stringa identificativo dell'entità.</text:span></text:p>
        </text:list-item>
      </text:list>
      <text:p text:style-name="P3"/>
      <text:p text:style-name="P5"><text:toc-mark-start text:id="IMark125084824" text:outline-level="2"/><text:span text:style-name="T12">3.1. &lt;action&gt;</text:span> <text:toc-mark-end text:id="IMark125084824"/></text:p>
      <text:list xml:id="list28348688" text:style-name="L3">
        <text:list-item>
          <text:p text:style-name="P14">Descrizione: introduce una action, ovvero un insieme di passi da seguire sequenzialmente</text:p>
        </text:list-item>
        <text:list-item>
          <text:p text:style-name="P15">Attributi:</text:p>
          <text:list>
            <text:list-item>
              <text:p text:style-name="P15"><text:span text:style-name="T9">STRINGA </text:span><text:span text:style-name="T11">title</text:span> : il titolo che apparirà sulla window</text:p>
            </text:list-item>
          </text:list>
        </text:list-item>
        <text:list-item>
          <text:p text:style-name="P15">Figli: tutti, è il root tag</text:p>
        </text:list-item>
      </text:list>
      <text:p text:style-name="P4"/>
      <text:p text:style-name="P6"><text:toc-mark-start text:id="IMark125084824" text:outline-level="2"/>3.2. &lt;step&gt;<text:toc-mark-end text:id="IMark125084824"/></text:p>
      <text:list xml:id="list28372009" text:style-name="L4">
        <text:list-item>
          <text:p text:style-name="P16">Descrizione: un passo, ovvero un pannello che permette di compiere varie azioni di diversa tipologia</text:p>
        </text:list-item>
        <text:list-item>
          <text:p text:style-name="P16">Attributi:</text:p>
          <text:list>
            <text:list-item>
              <text:p text:style-name="P27"><text:span text:style-name="T2">STRINGA</text:span><text:span text:style-name="T1"> </text:span><text:span text:style-name="T3">id</text:span><text:span text:style-name="T1">: identificativo dello step</text:span></text:p>
            </text:list-item>
            <text:list-item>
              <text:p text:style-name="P27"><text:span text:style-name="T2">[in/out] </text:span><text:span text:style-name="T3">type</text:span><text:span text:style-name="T1"> : gli step di tipo "in" si suppone dovranno essere completati con l'input dell'utente, quelli di tipo out invece espongono contenuto puramente informativo</text:span></text:p>
            </text:list-item>
          </text:list>
        </text:list-item>
        <text:list-item>
          <text:p text:style-name="P32">Figli:</text:p>
          <text:list>
            <text:list-item>
              <text:p text:style-name="P33">&lt;text&gt;</text:p>
            </text:list-item>
            <text:list-item>
              <text:p text:style-name="P33">&lt;options&gt;</text:p>
            </text:list-item>
            <text:list-item>
              <text:p text:style-name="P33">&lt;inputField&gt;</text:p>
            </text:list-item>
            <text:list-item>
              <text:p text:style-name="P33">&lt;image&gt;</text:p>
            </text:list-item>
            <text:list-item>
              <text:p text:style-name="P33">&lt;sound&gt;</text:p>
            </text:list-item>
          </text:list>
        </text:list-item>
        <text:list-item>
          <text:p text:style-name="P32">Padri:</text:p>
          <text:list>
            <text:list-item>
              <text:p text:style-name="P33">&lt;action&gt;</text:p>
            </text:list-item>
          </text:list>
        </text:list-item>
      </text:list>
      <text:p text:style-name="P4"/>
      <text:p text:style-name="P4"/>
      <text:p text:style-name="P7"><text:soft-page-break/><text:toc-mark-start text:id="IMark125084824" text:outline-level="2"/>3.3. &lt;text&gt;<text:toc-mark-end text:id="IMark125084824"/></text:p>
      <text:list xml:id="list28342353" text:style-name="L5">
        <text:list-item>
          <text:p text:style-name="P17">Descrizione: rappresenta del testo in sola lettura</text:p>
        </text:list-item>
        <text:list-item>
          <text:p text:style-name="P17">Attributi:</text:p>
          <text:list>
            <text:list-item>
              <text:p text:style-name="P28"><text:span text:style-name="T2">INTERO</text:span><text:span text:style-name="T1"> </text:span><text:span text:style-name="T3">rows</text:span><text:span text:style-name="T1"> : altezza espressa in numero di righe</text:span></text:p>
            </text:list-item>
            <text:list-item>
              <text:p text:style-name="P28"><text:span text:style-name="T2">INTERO</text:span><text:span text:style-name="T1"> </text:span><text:span text:style-name="T3">width</text:span><text:span text:style-name="T1"> : larghezza espressa in termini di pixel</text:span></text:p>
            </text:list-item>
          </text:list>
        </text:list-item>
        <text:list-item>
          <text:p text:style-name="P17">Figli:</text:p>
          <text:list>
            <text:list-item>
              <text:p text:style-name="P17">contenuto testuale</text:p>
            </text:list-item>
          </text:list>
        </text:list-item>
        <text:list-item>
          <text:p text:style-name="P17">Padri:</text:p>
          <text:list>
            <text:list-item>
              <text:p text:style-name="P17">&lt;step&gt;</text:p>
              <text:p text:style-name="P17"/>
            </text:list-item>
          </text:list>
        </text:list-item>
      </text:list>
      <text:p text:style-name="P6"><text:toc-mark-start text:id="IMark125084824" text:outline-level="2"/>3.4. &lt;select&gt;<text:toc-mark-end text:id="IMark125084824"/></text:p>
      <text:list xml:id="list28370941" text:style-name="L6">
        <text:list-item>
          <text:p text:style-name="P18">Descrizione: rappresenta un insieme di opzioni predefinite che l'utente può selezionare</text:p>
        </text:list-item>
        <text:list-item>
          <text:p text:style-name="P18">Attributi:</text:p>
          <text:list>
            <text:list-item>
              <text:p text:style-name="P29"><text:span text:style-name="T2">BOOLEANO</text:span><text:span text:style-name="T1"> </text:span><text:span text:style-name="T3">mutex </text:span><text:span text:style-name="T1">: se “true”, potrà essere selezionata solo una delle opzioni presenti per volta</text:span></text:p>
            </text:list-item>
          </text:list>
        </text:list-item>
        <text:list-item>
          <text:p text:style-name="P18">Figli:</text:p>
          <text:list>
            <text:list-item>
              <text:p text:style-name="P18">&lt;option&gt;</text:p>
            </text:list-item>
          </text:list>
        </text:list-item>
        <text:list-item>
          <text:p text:style-name="P18">Padri:</text:p>
          <text:list>
            <text:list-item>
              <text:p text:style-name="P18">&lt;step&gt;</text:p>
            </text:list-item>
          </text:list>
        </text:list-item>
      </text:list>
      <text:p text:style-name="P4"/>
      <text:p text:style-name="P6"><text:toc-mark-start text:id="IMark125084824" text:outline-level="2"/>3.5. &lt;option&gt;<text:toc-mark-end text:id="IMark125084824"/></text:p>
      <text:list xml:id="list28366674" text:style-name="L7">
        <text:list-item>
          <text:p text:style-name="P19">Descrizione: rappresenta un'opzione in un select.</text:p>
        </text:list-item>
        <text:list-item>
          <text:p text:style-name="P19">Attributi:</text:p>
          <text:list>
            <text:list-item>
              <text:p text:style-name="P19">BOOLEANO selected : se true, l'opzione è selezionata</text:p>
            </text:list-item>
            <text:list-item>
              <text:p text:style-name="P19">STRINGA value : il valore che dell'opzione</text:p>
            </text:list-item>
          </text:list>
        </text:list-item>
        <text:list-item>
          <text:p text:style-name="P19">Figli:</text:p>
          <text:list>
            <text:list-item>
              <text:p text:style-name="P19">contenuto testuale descrittivo</text:p>
            </text:list-item>
          </text:list>
        </text:list-item>
        <text:list-item>
          <text:p text:style-name="P19">Padri: </text:p>
          <text:list>
            <text:list-item>
              <text:p text:style-name="P19">&lt;select&gt;</text:p>
            </text:list-item>
          </text:list>
        </text:list-item>
      </text:list>
      <text:p text:style-name="P4"/>
      <text:p text:style-name="P6"><text:toc-mark-start text:id="IMark125084824" text:outline-level="2"/>3.6. &lt;inputField&gt;<text:toc-mark-end text:id="IMark125084824"/></text:p>
      <text:list xml:id="list28352080" text:style-name="L8">
        <text:list-item>
          <text:p text:style-name="P20">Descrizione: rappresenta un campo in cui ci si aspetta un input testuale dell'utente</text:p>
        </text:list-item>
        <text:list-item>
          <text:p text:style-name="P20">Attributi:</text:p>
          <text:list>
            <text:list-item>
              <text:p text:style-name="P30"><text:span text:style-name="T2">FLOAT</text:span><text:span text:style-name="T1"> </text:span><text:span text:style-name="T3">width </text:span><text:span text:style-name="T1">: la larghezza del campo di input espressa in termini di pixel</text:span></text:p>
            </text:list-item>
            <text:list-item>
              <text:p text:style-name="P30"><text:span text:style-name="T2">FLOAT </text:span><text:span text:style-name="T3">rows</text:span><text:span text:style-name="T1"> : l'altezza del campo di input espressa in termini di righe</text:span></text:p>
            </text:list-item>
            <text:list-item>
              <text:p text:style-name="P30"><text:span text:style-name="T2">STRINGA</text:span><text:span text:style-name="T3"> label </text:span><text:span text:style-name="T1">: l'etichetta del campo di input.</text:span></text:p>
            </text:list-item>
            <text:list-item>
              <text:p text:style-name="P30"><text:span text:style-name="T2">[up|down|left|right]</text:span><text:span text:style-name="T1"> </text:span><text:span text:style-name="T3">layout</text:span><text:span text:style-name="T1"> : la posizione del label rispetto al campo di input</text:span></text:p>
            </text:list-item>
          </text:list>
        </text:list-item>
        <text:list-item>
          <text:p text:style-name="P20">Figli:</text:p>
          <text:list>
            <text:list-item>
              <text:p text:style-name="P20">contenuto testuale del campo di input</text:p>
            </text:list-item>
          </text:list>
        </text:list-item>
        <text:list-item>
          <text:p text:style-name="P20">Padri:</text:p>
          <text:list>
            <text:list-item>
              <text:p text:style-name="P20">&lt;step&gt;</text:p>
            </text:list-item>
          </text:list>
        </text:list-item>
      </text:list>
      <text:p text:style-name="P4"/>
      <text:p text:style-name="P7">3.7. &lt;image&gt;</text:p>
      <text:list xml:id="list28367530" text:style-name="L9">
        <text:list-item>
          <text:p text:style-name="P21">Descrizione: utilizzato per gestire le immagini. Immagini che possono essere già presenti oppure immagini da scattare e salvare</text:p>
        </text:list-item>
        <text:list-item>
          <text:p text:style-name="P21">Attributi:</text:p>
          <text:list>
            <text:list-item>
              <text:p text:style-name="P21">FLOAT width : la larghezza dell'immagine espressa in pixel</text:p>
            </text:list-item>
            <text:list-item>
              <text:p text:style-name="P21">FLOAT height : l'altezza dell'immagine espressa in pixel</text:p>
            </text:list-item>
            <text:list-item>
              <text:p text:style-name="P21">STRINGA caption : eventuale caption</text:p>
            </text:list-item>
            <text:list-item>
              <text:p text:style-name="P21">BOOLEAN snap : se “true”, invece di un'immagine verrà visualizzato un pulsante per attivare la fotocamera e scattare una foto</text:p>
            </text:list-item>
          </text:list>
        </text:list-item>
        <text:list-item>
          <text:p text:style-name="P21">Figli:</text:p>
          <text:list>
            <text:list-item>
              <text:p text:style-name="P21">il contenuto testuale che rappresenta l'immagine (ovvero la codifica base64 dell'immagine)</text:p>
            </text:list-item>
          </text:list>
        </text:list-item>
      </text:list>
      <text:p text:style-name="P4"><text:soft-page-break/></text:p>
      <text:p text:style-name="P6">3.8. &lt;recording&gt;</text:p>
      <text:list xml:id="list28381747" text:style-name="L10">
        <text:list-item>
          <text:p text:style-name="P31"><text:span text:style-name="T1">Descrizione: utilizzato per gestire le registrazioni vocali. Possono essere già presenti oppure venire registrate su richiesta e salvate</text:span></text:p>
        </text:list-item>
        <text:list-item>
          <text:p text:style-name="P31"><text:span text:style-name="T1">Attributi</text:span></text:p>
          <text:list>
            <text:list-item>
              <text:p text:style-name="P31"><text:span text:style-name="T1">STRINGA dur : la durata della registrazione</text:span></text:p>
            </text:list-item>
            <text:list-item>
              <text:p text:style-name="P31"><text:span text:style-name="T1">STRINGA caption : eventuale caption</text:span></text:p>
            </text:list-item>
            <text:list-item>
              <text:p text:style-name="P31"><text:span text:style-name="T1">BOOLEAN rec : se “true”, verrà fornita la possibilità di registrare</text:span></text:p>
            </text:list-item>
          </text:list>
        </text:list-item>
        <text:list-item>
          <text:p text:style-name="P31"><text:span text:style-name="T1">Figli:</text:span></text:p>
          <text:list>
            <text:list-item>
              <text:p text:style-name="P31"><text:span text:style-name="T1">il contenuto testuale che rappresenta la registrazione (ovvero la codifica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30T22:32:04.78</meta:creation-date>
    <dc:date>2010-02-02T08:34:15.04</dc:date>
    <meta:editing-duration>PT09H50M53S</meta:editing-duration>
    <meta:editing-cycles>22</meta:editing-cycles>
    <meta:generator>OpenOffice.org/3.1$Win32 OpenOffice.org_project/310m19$Build-9420</meta:generator>
    <meta:document-statistic meta:table-count="0" meta:image-count="0" meta:object-count="0" meta:page-count="3" meta:paragraph-count="88" meta:word-count="692" meta:character-count="4165"/>
  </office:meta>
</office:document-meta>
</file>